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DengXian" svg:font-family="DengXian" style:font-family-generic="system" style:font-pitch="variable"/>
  </office:font-face-decls>
  <office:automatic-styles>
    <style:style style:name="Tabel1" style:family="table">
      <style:table-properties style:width="16.492cm" fo:margin-left="0cm" table:align="left"/>
    </style:style>
    <style:style style:name="Tabel1.A" style:family="table-column">
      <style:table-column-properties style:column-width="4.122cm"/>
    </style:style>
    <style:style style:name="Tabel1.B" style:family="table-column">
      <style:table-column-properties style:column-width="12.37cm"/>
    </style:style>
    <style:style style:name="Tabel1.A1" style:family="table-cell">
      <style:table-cell-properties fo:padding-left="0.191cm" fo:padding-right="0.191cm" fo:padding-top="0cm" fo:padding-bottom="0cm" fo:border="0.5pt solid #000000" style:writing-mode="lr-tb"/>
    </style:style>
    <style:style style:name="Tabel2" style:family="table">
      <style:table-properties style:width="15.857cm" fo:margin-left="0.635cm" table:align="left"/>
    </style:style>
    <style:style style:name="Tabel2.A" style:family="table-column">
      <style:table-column-properties style:column-width="5.29cm"/>
    </style:style>
    <style:style style:name="Tabel2.B" style:family="table-column">
      <style:table-column-properties style:column-width="5.274cm"/>
    </style:style>
    <style:style style:name="Tabel2.C" style:family="table-column">
      <style:table-column-properties style:column-width="5.293cm"/>
    </style:style>
    <style:style style:name="Tabel2.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cm" fo:margin-bottom="0cm" loext:contextual-spacing="false" fo:line-height="100%"/>
      <style:text-properties style:font-name="Times New Roman"/>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fo:color="#000000" style:font-name="Times New Roman" fo:background-color="#ffffff"/>
    </style:style>
    <style:style style:name="P4" style:family="paragraph" style:parent-style-name="Normal">
      <style:paragraph-properties fo:margin-left="0.635cm" fo:margin-right="0cm" fo:text-indent="0cm" style:auto-text-indent="false">
        <style:tab-stops/>
      </style:paragraph-properties>
      <style:text-properties style:font-name="Times New Roman"/>
    </style:style>
    <style:style style:name="P5" style:family="paragraph" style:parent-style-name="Normal">
      <style:paragraph-properties fo:margin-left="0.635cm" fo:margin-right="0cm" fo:text-align="justify" style:justify-single-word="false" fo:text-indent="0cm" style:auto-text-indent="false">
        <style:tab-stops/>
      </style:paragraph-properties>
      <style:text-properties style:font-name="Times New Roman"/>
    </style:style>
    <style:style style:name="P6" style:family="paragraph" style:parent-style-name="Normal">
      <style:paragraph-properties fo:margin-left="0.635cm" fo:margin-right="0cm" fo:text-align="justify" style:justify-single-word="false" fo:text-indent="0cm" style:auto-text-indent="false">
        <style:tab-stops/>
      </style:paragraph-properties>
    </style:style>
    <style:style style:name="P7" style:family="paragraph" style:parent-style-name="Normal" style:master-page-name="MP0">
      <style:paragraph-properties fo:text-align="center" style:justify-single-word="false" style:page-number="auto" fo:break-before="page"/>
      <style:text-properties style:font-name="Times New Roman" fo:font-weight="bold" style:font-weight-asian="bold"/>
    </style:style>
    <style:style style:name="P8" style:family="paragraph" style:parent-style-name="List_20_Paragraph" style:list-style-name="L1">
      <style:text-properties style:font-name="Times New Roman"/>
    </style:style>
    <style:style style:name="T1" style:family="text">
      <style:text-properties fo:color="#000000" style:font-name="Times New Roman" fo:background-color="#ffffff" loext:char-shading-value="0"/>
    </style:style>
    <style:style style:name="T2" style:family="text">
      <style:text-properties style:font-name="Times New Roman"/>
    </style:style>
    <style:style style:name="T3" style:family="text">
      <style:text-properties style:font-name="Times New Roman" officeooo:rsid="000f0c25"/>
    </style:style>
    <style:style style:name="T4" style:family="text">
      <style:text-properties officeooo:rsid="000f0c25"/>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cess report</text:p>
      <text:list xml:id="list2828475431" text:style-name="L1">
        <text:list-item>
          <text:p text:style-name="P8">Schedule table</text:p>
        </text:list-item>
      </text:list>
      <table:table table:name="Tabel1" table:style-name="Tabel1">
        <table:table-column table:style-name="Tabel1.A"/>
        <table:table-column table:style-name="Tabel1.B"/>
        <table:table-row>
          <table:table-cell table:style-name="Tabel1.A1" office:value-type="string">
            <text:p text:style-name="P1">Date</text:p>
          </table:table-cell>
          <table:table-cell table:style-name="Tabel1.A1" office:value-type="string">
            <text:p text:style-name="P1"/>
          </table:table-cell>
        </table:table-row>
        <table:table-row>
          <table:table-cell table:style-name="Tabel1.A1" office:value-type="string">
            <text:p text:style-name="P2"><text:span text:style-name="Default_20_Paragraph_20_Font"><text:span text:style-name="T1">26/04/2018</text:span></text:span></text:p>
          </table:table-cell>
          <table:table-cell table:style-name="Tabel1.A1" office:value-type="string">
            <text:p text:style-name="P1">We set up a Git<text:span text:style-name="T4">h</text:span>u<text:span text:style-name="T4">b</text:span> reciprocity, uploaded dataset and assignment and created a python notebook.</text:p>
          </table:table-cell>
        </table:table-row>
        <table:table-row>
          <table:table-cell table:style-name="Tabel1.A1" office:value-type="string">
            <text:p text:style-name="P2"><text:span text:style-name="Default_20_Paragraph_20_Font"><text:span text:style-name="T1">30/04/2018</text:span></text:span></text:p>
          </table:table-cell>
          <table:table-cell table:style-name="Tabel1.A1" office:value-type="string">
            <text:p text:style-name="P1">Meeting:</text:p>
            <text:p text:style-name="P1">1. Browsing Kaggle: <text:s/>Every member finds three good Kaggle examples or implementation.</text:p>
            <text:p text:style-name="P1">2. Sharing and elaborating how they pre-process the data, predicting outputs and business insights they have gained. On Tuesday night, we will share links in WhatsApp group, in order to avoid the conflict examples.</text:p>
          </table:table-cell>
        </table:table-row>
        <table:table-row>
          <table:table-cell table:style-name="Tabel1.A1" office:value-type="string">
            <text:p text:style-name="P2"><text:span text:style-name="Default_20_Paragraph_20_Font"><text:span text:style-name="T1">03/05/2018</text:span></text:span></text:p>
          </table:table-cell>
          <table:table-cell table:style-name="Tabel1.A1" office:value-type="string">
            <text:p text:style-name="P1">Meeting:</text:p>
            <text:p text:style-name="P1">1. Sharing business insights.</text:p>
            <text:p text:style-name="P1">2. Sharing the approach of explanatory data analysis.</text:p>
            <text:p text:style-name="P1">3. Discussing potential feature engineering techniques (PCA).</text:p>
            <text:p text:style-name="P1">4. Approaches to normalize the data and deal with NA’s.</text:p>
          </table:table-cell>
        </table:table-row>
        <table:table-row>
          <table:table-cell table:style-name="Tabel1.A1" office:value-type="string">
            <text:p text:style-name="P3">12/05/2018</text:p>
          </table:table-cell>
          <table:table-cell table:style-name="Tabel1.A1" office:value-type="string">
            <text:p text:style-name="P1">Meeting:</text:p>
            <text:p text:style-name="P1">1. Proposition to try to include bias in the data exploration process</text:p>
            <text:p text:style-name="P1">2. Sharing the implementation of business insights.</text:p>
            <text:p text:style-name="P1">3. Propose a different approach to normalize the data set</text:p>
            <text:p text:style-name="P1">4. Discuss and select modeling techniques</text:p>
          </table:table-cell>
        </table:table-row>
        <table:table-row>
          <table:table-cell table:style-name="Tabel1.A1" office:value-type="string">
            <text:p text:style-name="P3">16/05/2018</text:p>
          </table:table-cell>
          <table:table-cell table:style-name="Tabel1.A1" office:value-type="string">
            <text:p text:style-name="P1">Meeting:</text:p>
            <text:p text:style-name="P1">1. Cleaned dataset ready for training.</text:p>
            <text:p text:style-name="P1">2. Allocating the model training and parameter tuning responsibilities</text:p>
            <text:p text:style-name="P1">3. Discussing essential steps for presenting model results</text:p>
          </table:table-cell>
        </table:table-row>
        <table:table-row>
          <table:table-cell table:style-name="Tabel1.A1" office:value-type="string">
            <text:p text:style-name="P3">23/05/2018</text:p>
          </table:table-cell>
          <table:table-cell table:style-name="Tabel1.A1" office:value-type="string">
            <text:p text:style-name="P1">Meeting:</text:p>
            <text:p text:style-name="P1">1. Presenting and sharing results for each model</text:p>
            <text:p text:style-name="P1">2. Evaluating and selecting models based on various metrics</text:p>
            <text:p text:style-name="P1">3. Allocating tasks for writing report</text:p>
          </table:table-cell>
        </table:table-row>
        <table:table-row>
          <table:table-cell table:style-name="Tabel1.A1" office:value-type="string">
            <text:p text:style-name="P3">26/05/2018</text:p>
          </table:table-cell>
          <table:table-cell table:style-name="Tabel1.A1" office:value-type="string">
            <text:p text:style-name="P1">Meeting:</text:p>
            <text:p text:style-name="P1">1. Synthesis all files of code</text:p>
            <text:p text:style-name="P1">2. Merging and editing report</text:p>
          </table:table-cell>
        </table:table-row>
        <table:table-row>
          <table:table-cell table:style-name="Tabel1.A1" office:value-type="string">
            <text:p text:style-name="P3">27/05/2018</text:p>
          </table:table-cell>
          <table:table-cell table:style-name="Tabel1.A1" office:value-type="string">
            <text:p text:style-name="P1">Final check and report submission</text:p>
          </table:table-cell>
        </table:table-row>
      </table:table>
      <text:list xml:id="list115322121534527" text:continue-numbering="true" text:style-name="L1">
        <text:list-item>
          <text:p text:style-name="P8">Task division</text:p>
        </text:list-item>
      </text:list>
      <table:table table:name="Tabel2" table:style-name="Tabel2">
        <table:table-column table:style-name="Tabel2.A"/>
        <table:table-column table:style-name="Tabel2.B"/>
        <table:table-column table:style-name="Tabel2.C"/>
        <table:table-row>
          <table:table-cell table:style-name="Tabel2.A1" office:value-type="string">
            <text:p text:style-name="P1">Felicien Veldema</text:p>
          </table:table-cell>
          <table:table-cell table:style-name="Tabel2.A1" office:value-type="string">
            <text:p text:style-name="P1">Changxin Miao</text:p>
          </table:table-cell>
          <table:table-cell table:style-name="Tabel2.A1" office:value-type="string">
            <text:p text:style-name="P1">Michael Mo</text:p>
          </table:table-cell>
        </table:table-row>
        <table:table-row>
          <table:table-cell table:style-name="Tabel2.A1" office:value-type="string">
            <text:p text:style-name="P1">1. Data-loading and generating descriptive statistics</text:p>
            <text:p text:style-name="P1">2. Summarizing and deriving business insights</text:p>
            <text:p text:style-name="P1">3. Training the gradient boost model</text:p>
            <text:p text:style-name="P1">4. Presenting training results.</text:p>
            <text:p text:style-name="P1">5. Report editing</text:p>
            <text:p text:style-name="P1">6. Draft the critical reflection</text:p>
            <text:p text:style-name="P1"/>
          </table:table-cell>
          <table:table-cell table:style-name="Tabel2.A1" office:value-type="string">
            <text:p text:style-name="P1">1. Feature engineering and PCA, generating cleaned data set and handling missing values</text:p>
            <text:p text:style-name="P1">3. Training the random forest model</text:p>
            <text:p text:style-name="P1">4. Presenting training results.</text:p>
            <text:p text:style-name="P1">5. Preparing tables in the process report</text:p>
            <text:p text:style-name="P1">6. Conclusion and what we learnt section</text:p>
            <text:p text:style-name="P1"/>
          </table:table-cell>
          <table:table-cell table:style-name="Tabel2.A1" office:value-type="string">
            <text:p text:style-name="P1">1. Performing the exploratory data analysis (EDA)</text:p>
            <text:p text:style-name="P1">2. Normalizing the data set based on different groups</text:p>
            <text:p text:style-name="P1">3. Training the LambdaMark model</text:p>
            <text:p text:style-name="P1">4. Writing ndcg algorithms and generating output files</text:p>
            <text:p text:style-name="P1">5. Performing model evaluation</text:p>
          </table:table-cell>
        </table:table-row>
      </table:table>
      <text:p text:style-name="P4"/>
      <text:list xml:id="list115323115480200" text:continue-numbering="true" text:style-name="L1">
        <text:list-item>
          <text:p text:style-name="P8"><text:soft-page-break/>Critical Reflection:</text:p>
        </text:list-item>
      </text:list>
      <text:p text:style-name="P5">As a team for two projects of the Datamining techniques course it was an unforgettable experience. At first, we must congratulate ourselves on successfully finish<text:span text:style-name="T4">ing</text:span> the project<text:span text:style-name="T4">s</text:span>. For each project, we start<text:span text:style-name="T4">ed</text:span> with exploring the work of previous data scientists, enhanc<text:span text:style-name="T4">ing</text:span> our ability to explore different research and find<text:span text:style-name="T4">ing</text:span> key problems as well as implement codes. Secondly, <text:s/>the way we scheduled our work is explicit and distin<text:span text:style-name="T4">c</text:span>tive. Every week a deadline is set up so that we make sure everyone is aware of the<text:span text:style-name="T4">ir</text:span> responsibility. We organized regular meet-ups to keep ourselves up to date and on track with the projects. The clean and appropriate task division allows us to be clear <text:span text:style-name="T4">on </text:span>the objectives and make sure no task/work is <text:span text:style-name="T4">missed</text:span>. Be<text:span text:style-name="T4">si</text:span>des, we have a WhatsApp group for all the quick questions and open communication. Everyone did what they were expected and appointed to do on time. However, a major flaw within our team was the underestimation of adjusting and training the models. Training and optimizing hyper parameters took longer than expected and we were all affected. This leads to a rather stressful atmosphere within the group. We solved this by remaining open in our communication and correcting each other when needed.</text:p>
      <text:p text:style-name="P6"><text:span text:style-name="Default_20_Paragraph_20_Font"><text:span text:style-name="T2">Overall, the experience is positive. Through this experience, we have learn</text:span></text:span><text:span text:style-name="Default_20_Paragraph_20_Font"><text:span text:style-name="T3">ed</text:span></text:span><text:span text:style-name="Default_20_Paragraph_20_Font"><text:span text:style-name="T2"> to share our ideas and give timely feedback to group members. We also learn</text:span></text:span><text:span text:style-name="Default_20_Paragraph_20_Font"><text:span text:style-name="T3">ed</text:span></text:span><text:span text:style-name="Default_20_Paragraph_20_Font"><text:span text:style-name="T2"> to take different role</text:span></text:span><text:span text:style-name="Default_20_Paragraph_20_Font"><text:span text:style-name="T3">s</text:span></text:span><text:span text:style-name="Default_20_Paragraph_20_Font"><text:span text:style-name="T2"> in a group project such organizer, data analysts and coordinator. <text:s/>There </text:span></text:span><text:span text:style-name="Default_20_Paragraph_20_Font"><text:span text:style-name="T3">were</text:span></text:span><text:span text:style-name="Default_20_Paragraph_20_Font"><text:span text:style-name="T2"> no fixed role</text:span></text:span><text:span text:style-name="Default_20_Paragraph_20_Font"><text:span text:style-name="T3">s</text:span></text:span><text:span text:style-name="Default_20_Paragraph_20_Font"><text:span text:style-name="T2"> but we t</text:span></text:span><text:span text:style-name="Default_20_Paragraph_20_Font"><text:span text:style-name="T3">ook</text:span></text:span><text:span text:style-name="Default_20_Paragraph_20_Font"><text:span text:style-name="T2"> turn</text:span></text:span><text:span text:style-name="Default_20_Paragraph_20_Font"><text:span text:style-name="T3">s</text:span></text:span><text:span text:style-name="Default_20_Paragraph_20_Font"><text:span text:style-name="T2"> to help each other out of difficulties. We have a great group dynamic and we are all eager to succeed. Through our communication and scheduling we overcame our difficulti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DengXian" svg:font-family="DengXia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title/>
    <dc:description/>
    <dc:subject/>
    <meta:initial-creator>缪 长忻</meta:initial-creator>
    <meta:creation-date>2018-05-26T17:28:00Z</meta:creation-date>
    <dc:date>2018-05-27T11:53:19.831000000</dc:date>
    <meta:editing-cycles>7</meta:editing-cycles>
    <meta:editing-duration>PT2H40M18S</meta:editing-duration>
    <meta:document-statistic meta:table-count="2" meta:image-count="0" meta:object-count="0" meta:page-count="2" meta:paragraph-count="60" meta:word-count="599" meta:character-count="3821" meta:non-whitespace-character-count="3282"/>
    <meta:template xlink:type="simple" xlink:actuate="onRequest" xlink:title="" xlink:href="Normal"/>
  </office:meta>
</office:document-meta>
</file>